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B40000004C2016B3DF.eps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sans" svg:font-family="Lucidasans"/>
    <style:font-face style:name="OpenSymbol" svg:font-family="OpenSymbol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_5f_KM_5f_CENTRO" style:display-name="TABELA_KM_CENTRO" style:family="table">
      <style:table-properties style:width="24.659cm" fo:margin-left="0cm" fo:margin-right="0.041cm" fo:margin-top="0cm" fo:margin-bottom="0cm" table:align="margins" style:writing-mode="lr-tb"/>
    </style:style>
    <style:style style:name="TABELA_5f_KM_5f_CENTRO.A" style:display-name="TABELA_KM_CENTRO.A" style:family="table-column">
      <style:table-column-properties style:column-width="2.598cm" style:rel-column-width="1473*"/>
    </style:style>
    <style:style style:name="TABELA_5f_KM_5f_CENTRO.B" style:display-name="TABELA_KM_CENTRO.B" style:family="table-column">
      <style:table-column-properties style:column-width="1.63cm" style:rel-column-width="924*"/>
    </style:style>
    <style:style style:name="TABELA_5f_KM_5f_CENTRO.I" style:display-name="TABELA_KM_CENTRO.I" style:family="table-column">
      <style:table-column-properties style:column-width="1.628cm" style:rel-column-width="923*"/>
    </style:style>
    <style:style style:name="TABELA_5f_KM_5f_CENTRO.N" style:display-name="TABELA_KM_CENTRO.N" style:family="table-column">
      <style:table-column-properties style:column-width="2.505cm" style:rel-column-width="1420*"/>
    </style:style>
    <style:style style:name="TABELA_5f_KM_5f_CENTRO.A1" style:display-name="TABELA_KM_CENTRO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_5f_KM_5f_CENTRO.N1" style:display-name="TABELA_KM_CENTRO.N1" style:family="table-cell">
      <style:table-cell-properties fo:background-color="#cccccc" fo:padding="0.097cm" fo:border="0.002cm solid #000000">
        <style:background-image/>
      </style:table-cell-properties>
    </style:style>
    <style:style style:name="TABELA_5f_KM_5f_CENTRO.A2" style:display-name="TABELA_KM_CENTRO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CENTRO.N2" style:display-name="TABELA_KM_CENTRO.N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_5f_KM_5f_CENTRO.A3" style:display-name="TABELA_KM_CENTRO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CENTRO.N3" style:display-name="TABELA_KM_CENTRO.N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C_5f_KM_5f_TOTAL" style:display-name="C_KM_TOTAL" style:family="table">
      <style:table-properties style:width="24.659cm" fo:margin-left="0cm" fo:margin-right="0.041cm" fo:margin-top="0cm" fo:margin-bottom="0cm" table:align="margins" style:writing-mode="lr-tb"/>
    </style:style>
    <style:style style:name="C_5f_KM_5f_TOTAL.A" style:display-name="C_KM_TOTAL.A" style:family="table-column">
      <style:table-column-properties style:column-width="2.6cm" style:rel-column-width="6909*"/>
    </style:style>
    <style:style style:name="C_5f_KM_5f_TOTAL.B" style:display-name="C_KM_TOTAL.B" style:family="table-column">
      <style:table-column-properties style:column-width="1.63cm" style:rel-column-width="4331*"/>
    </style:style>
    <style:style style:name="C_5f_KM_5f_TOTAL.N" style:display-name="C_KM_TOTAL.N" style:family="table-column">
      <style:table-column-properties style:column-width="2.503cm" style:rel-column-width="6654*"/>
    </style:style>
    <style:style style:name="C_5f_KM_5f_TOTAL.A1" style:display-name="C_KM_TOTAL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_5f_KM_5f_TOTAL.N1" style:display-name="C_KM_TOTAL.N1" style:family="table-cell">
      <style:table-cell-properties fo:padding="0.097cm" fo:border="0.002cm solid #000000"/>
    </style:style>
    <style:style style:name="TABELA_5f_KM_5f_MOTORISTA" style:display-name="TABELA_KM_MOTORISTA" style:family="table">
      <style:table-properties style:width="24.7cm" table:align="margins" style:writing-mode="lr-tb"/>
    </style:style>
    <style:style style:name="TABELA_5f_KM_5f_MOTORISTA.A" style:display-name="TABELA_KM_MOTORISTA.A" style:family="table-column">
      <style:table-column-properties style:column-width="3.302cm" style:rel-column-width="1871*"/>
    </style:style>
    <style:style style:name="TABELA_5f_KM_5f_MOTORISTA.B" style:display-name="TABELA_KM_MOTORISTA.B" style:family="table-column">
      <style:table-column-properties style:column-width="1.633cm" style:rel-column-width="925*"/>
    </style:style>
    <style:style style:name="TABELA_5f_KM_5f_MOTORISTA.N" style:display-name="TABELA_KM_MOTORISTA.N" style:family="table-column">
      <style:table-column-properties style:column-width="1.808cm" style:rel-column-width="1024*"/>
    </style:style>
    <style:style style:name="TABELA_5f_KM_5f_MOTORISTA.A1" style:display-name="TABELA_KM_MOTORISTA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_5f_KM_5f_MOTORISTA.N1" style:display-name="TABELA_KM_MOTORISTA.N1" style:family="table-cell">
      <style:table-cell-properties fo:background-color="#cccccc" fo:padding="0.097cm" fo:border="0.002cm solid #000000">
        <style:background-image/>
      </style:table-cell-properties>
    </style:style>
    <style:style style:name="TABELA_5f_KM_5f_MOTORISTA.A2" style:display-name="TABELA_KM_MOTORISTA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MOTORISTA.N2" style:display-name="TABELA_KM_MOTORISTA.N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_5f_KM_5f_MOTORISTA.A3" style:display-name="TABELA_KM_MOTORISTA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MOTORISTA.N3" style:display-name="TABELA_KM_MOTORISTA.N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officeooo:rsid="001f1724" officeooo:paragraph-rsid="001f1724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32pt" officeooo:rsid="001d33d7" officeooo:paragraph-rsid="001d33d7" style:font-size-asian="32pt" style:font-size-complex="32pt"/>
    </style:style>
    <style:style style:name="P4" style:family="paragraph" style:parent-style-name="Standard">
      <style:paragraph-properties fo:text-align="start" style:justify-single-word="false"/>
      <style:text-properties style:use-window-font-color="true" fo:language="pt" fo:country="BR" officeooo:rsid="001d33d7" officeooo:paragraph-rsid="00354857" style:language-asian="en" style:country-asian="US" style:language-complex="en" style:country-complex="US"/>
    </style:style>
    <style:style style:name="P5" style:family="paragraph" style:parent-style-name="Standard">
      <style:paragraph-properties fo:text-align="start" style:justify-single-word="false"/>
      <style:text-properties style:use-window-font-color="true" fo:language="pt" fo:country="BR" officeooo:rsid="001d33d7" officeooo:paragraph-rsid="001d33d7" style:language-asian="en" style:country-asian="US" style:language-complex="en" style:country-complex="US"/>
    </style:style>
    <style:style style:name="P6" style:family="paragraph" style:parent-style-name="Standard">
      <style:paragraph-properties fo:text-align="center" style:justify-single-word="false"/>
      <style:text-properties style:use-window-font-color="true" fo:font-size="16pt" officeooo:rsid="0062fcc6" officeooo:paragraph-rsid="0062fcc6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fo:font-weight="bold" officeooo:rsid="002a8da0" officeooo:paragraph-rsid="0034d3fd" style:font-weight-asian="bold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use-window-font-color="true" fo:font-size="14pt" fo:language="pt" fo:country="BR" fo:font-weight="bold" officeooo:rsid="00124224" officeooo:paragraph-rsid="00526d39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style:use-window-font-color="true" fo:language="pt" fo:country="BR" officeooo:rsid="001d33d7" officeooo:paragraph-rsid="001d33d7" style:language-asian="en" style:country-asian="US" style:language-complex="en" style:country-complex="US"/>
    </style:style>
    <style:style style:name="P10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style:use-window-font-color="true" fo:language="pt" fo:country="BR" officeooo:rsid="00124224" officeooo:paragraph-rsid="001d33d7" style:language-asian="en" style:country-asian="US" style:language-complex="en" style:country-complex="US"/>
    </style:style>
    <style:style style:name="P11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style:use-window-font-color="true" fo:font-weight="bold" officeooo:rsid="002a8da0" officeooo:paragraph-rsid="001d33d7" style:font-weight-asian="bold" style:font-weight-complex="bold"/>
    </style:style>
    <style:style style:name="P12" style:family="paragraph" style:parent-style-name="Standard" style:master-page-name="First_20_Page">
      <style:paragraph-properties fo:text-align="center" style:justify-single-word="false" style:page-number="auto"/>
      <style:text-properties style:use-window-font-color="true" fo:font-size="32pt" officeooo:rsid="00124224" officeooo:paragraph-rsid="001d33d7" style:font-size-asian="32pt" style:font-size-complex="32pt"/>
    </style:style>
    <style:style style:name="P13" style:family="paragraph" style:parent-style-name="Standard">
      <style:paragraph-properties fo:text-align="start" style:justify-single-word="false"/>
      <style:text-properties style:use-window-font-color="true" fo:language="pt" fo:country="BR" officeooo:rsid="001d33d7" officeooo:paragraph-rsid="001d33d7" style:language-asian="en" style:country-asian="US" style:language-complex="en" style:country-complex="US"/>
    </style:style>
    <style:style style:name="P14" style:family="paragraph" style:parent-style-name="Table_20_Contents" style:master-page-name="Paisagem_20_personalizada">
      <style:paragraph-properties fo:text-align="center" style:justify-single-word="false" style:page-number="auto" fo:break-before="page"/>
      <style:text-properties officeooo:paragraph-rsid="0034d3fd"/>
    </style:style>
    <style:style style:name="P15" style:family="paragraph" style:parent-style-name="Table_20_Contents" style:master-page-name="Paisagem_20_personalizada">
      <style:paragraph-properties fo:text-align="center" style:justify-single-word="false" style:page-number="auto" fo:break-before="page"/>
      <style:text-properties officeooo:paragraph-rsid="0069ae89"/>
    </style:style>
    <style:style style:name="P16" style:family="paragraph" style:parent-style-name="Table_20_Contents">
      <style:text-properties style:use-window-font-color="true" style:font-name="Bitstream Vera Serif" fo:font-size="8pt" fo:font-weight="bold" officeooo:rsid="002a8da0" officeooo:paragraph-rsid="002a8da0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Bitstream Vera Serif" fo:font-size="8pt" fo:font-weight="bold" officeooo:rsid="002a8da0" officeooo:paragraph-rsid="002a8da0" style:font-size-asian="8pt" style:font-weight-asian="bold" style:font-size-complex="8pt" style:font-weight-complex="bold"/>
    </style:style>
    <style:style style:name="P18" style:family="paragraph" style:parent-style-name="Table_20_Contents">
      <style:text-properties style:use-window-font-color="true" style:font-name="Bitstream Vera Serif" fo:font-size="8pt" fo:font-weight="bold" officeooo:rsid="004cb3fe" officeooo:paragraph-rsid="004cb3fe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style:font-name="Bitstream Vera Serif" fo:font-size="8pt" fo:font-weight="bold" officeooo:rsid="00335e40" officeooo:paragraph-rsid="00335e40" style:font-size-asian="8pt" style:font-weight-asian="bold" style:font-size-complex="8pt" style:font-weight-complex="bold"/>
    </style:style>
    <style:style style:name="P20" style:family="paragraph" style:parent-style-name="Table_20_Contents">
      <style:text-properties style:use-window-font-color="true" style:font-name="Bitstream Vera Serif" fo:font-size="8pt" fo:font-weight="bold" officeooo:rsid="00335e40" officeooo:paragraph-rsid="00354857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use-window-font-color="true" style:font-name="Bitstream Vera Serif" fo:font-size="8pt" fo:font-weight="bold" officeooo:rsid="0033c541" officeooo:paragraph-rsid="00354857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style:font-name="Bitstream Vera Serif" fo:font-size="8pt" fo:font-weight="bold" officeooo:rsid="0050ec32" officeooo:paragraph-rsid="0050ec32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use-window-font-color="true" style:font-name="Bitstream Vera Serif" fo:font-size="8pt" officeooo:rsid="00335e40" officeooo:paragraph-rsid="00335e40" style:font-size-asian="8pt" style:font-size-complex="8pt"/>
    </style:style>
    <style:style style:name="P24" style:family="paragraph" style:parent-style-name="Table_20_Contents">
      <style:paragraph-properties fo:text-align="end" style:justify-single-word="false"/>
      <style:text-properties style:use-window-font-color="true" style:font-name="Bitstream Vera Serif" fo:font-size="8pt" officeooo:rsid="00335e40" officeooo:paragraph-rsid="0033c541" style:font-size-asian="8pt" style:font-size-complex="8pt"/>
    </style:style>
    <style:style style:name="P25" style:family="paragraph" style:parent-style-name="Table_20_Contents">
      <style:paragraph-properties fo:text-align="end" style:justify-single-word="false"/>
      <style:text-properties style:use-window-font-color="true" style:font-name="Bitstream Vera Serif" fo:font-size="8pt" officeooo:rsid="004fb772" officeooo:paragraph-rsid="004fb772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fo:language="pt" fo:country="BR" officeooo:rsid="001d33d7" officeooo:paragraph-rsid="005bc90e" style:language-asian="en" style:country-asian="US" style:language-complex="en" style:country-complex="US"/>
    </style:style>
    <style:style style:name="P27" style:family="paragraph" style:parent-style-name="Table_20_Contents">
      <style:paragraph-properties fo:text-align="center" style:justify-single-word="false"/>
      <style:text-properties fo:font-weight="normal" officeooo:paragraph-rsid="0069ae89" style:font-weight-asian="normal" style:font-weight-complex="normal"/>
    </style:style>
    <style:style style:name="P28" style:family="paragraph" style:parent-style-name="Table_20_Contents">
      <style:text-properties fo:font-size="8pt" fo:font-weight="bold" officeooo:paragraph-rsid="006811a1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font-size="8pt" fo:font-weight="bold" officeooo:paragraph-rsid="006811a1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size="8pt" fo:font-weight="bold" officeooo:paragraph-rsid="0069ae89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font-size="8pt" fo:font-weight="bold" officeooo:paragraph-rsid="006d79f0" style:font-size-asian="8pt" style:font-weight-asian="bold" style:font-size-complex="8pt" style:font-weight-complex="bold"/>
    </style:style>
    <style:style style:name="P32" style:family="paragraph" style:parent-style-name="Table_20_Contents">
      <style:text-properties fo:font-size="8pt" officeooo:paragraph-rsid="00660e6a" style:font-size-asian="8pt" style:font-size-complex="8pt"/>
    </style:style>
    <style:style style:name="P33" style:family="paragraph" style:parent-style-name="Table_20_Contents">
      <style:paragraph-properties fo:text-align="end" style:justify-single-word="false"/>
      <style:text-properties fo:font-size="8pt" officeooo:paragraph-rsid="0069ae89" style:font-size-asian="8pt" style:font-size-complex="8pt"/>
    </style:style>
    <style:style style:name="P34" style:family="paragraph" style:parent-style-name="Table_20_Contents">
      <style:paragraph-properties fo:text-align="end" style:justify-single-word="false"/>
      <style:text-properties fo:font-size="8pt" officeooo:paragraph-rsid="006811a1" style:font-size-asian="8pt" style:font-size-complex="8pt"/>
    </style:style>
    <style:style style:name="P35" style:family="paragraph" style:parent-style-name="Table_20_Contents">
      <style:paragraph-properties fo:text-align="end" style:justify-single-word="false"/>
      <style:text-properties fo:font-size="8pt" officeooo:paragraph-rsid="006cbf9a" style:font-size-asian="8pt" style:font-size-complex="8pt"/>
    </style:style>
    <style:style style:name="T1" style:family="text">
      <style:text-properties officeooo:rsid="001d33d7"/>
    </style:style>
    <style:style style:name="T2" style:family="text">
      <style:text-properties fo:font-weight="bold" officeooo:rsid="001d33d7" style:font-weight-asian="bold" style:font-weight-complex="bold"/>
    </style:style>
    <style:style style:name="T3" style:family="text">
      <style:text-properties style:use-window-font-color="true" fo:font-weight="bold" officeooo:rsid="002a8da0" style:font-weight-asian="bold" style:font-weight-complex="bold"/>
    </style:style>
    <style:style style:name="T4" style:family="text">
      <style:text-properties style:use-window-font-color="true" fo:font-weight="bold" officeooo:rsid="0051c2b9" style:font-weight-asian="bold" style:font-weight-complex="bold"/>
    </style:style>
    <style:style style:name="T5" style:family="text">
      <style:text-properties style:use-window-font-color="true" fo:language="pt" fo:country="BR" fo:font-weight="bold" officeooo:rsid="002a8da0" style:language-asian="en" style:country-asian="US" style:font-weight-asian="bold" style:language-complex="en" style:country-complex="US" style:font-weight-complex="bold"/>
    </style:style>
    <style:style style:name="T6" style:family="text">
      <style:text-properties style:use-window-font-color="true" officeooo:rsid="002a8da0"/>
    </style:style>
    <style:style style:name="T7" style:family="text">
      <style:text-properties officeooo:rsid="00527d4a"/>
    </style:style>
    <style:style style:name="T8" style:family="text">
      <style:text-properties officeooo:rsid="00660e6a"/>
    </style:style>
    <style:style style:name="T9" style:family="text">
      <style:text-properties officeooo:rsid="006811a1"/>
    </style:style>
    <style:style style:name="T10" style:family="text">
      <style:text-properties officeooo:rsid="0069ae89"/>
    </style:style>
    <style:style style:name="T11" style:family="text">
      <style:text-properties officeooo:rsid="006cbf9a"/>
    </style:style>
    <style:style style:name="T12" style:family="text">
      <style:text-properties officeooo:rsid="006d79f0"/>
    </style:style>
    <style:style style:name="T13" style:family="text">
      <style:text-properties officeooo:rsid="0073271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  <text:sequence-decl text:display-outline-level="0" text:name="Figure"/>
      </text:sequence-decls>
      <text:p text:style-name="P12"/>
      <text:p text:style-name="P3"/>
      <text:p text:style-name="P3"/>
      <text:p text:style-name="P3"/>
      <text:p text:style-name="P3"/>
      <text:p text:style-name="P3"/>
      <text:p text:style-name="P3">Relatório de </text:p>
      <text:p text:style-name="P3">Quilometragem</text:p>
      <text:p text:style-name="P6">[DATA_INICIAL] a [DATA_FINAL]</text:p>
      <text:p text:style-name="P8"><text:span text:style-name="T7">1. </text:span>Resumo das Estatísticas</text:p>
      <text:p text:style-name="P9"/>
      <text:p text:style-name="P10"><text:span text:style-name="T1">Foram percorridos </text:span><text:span text:style-name="T2">[KM_TOTAL] Km</text:span><text:span text:style-name="T1">.</text:span></text:p>
      <text:p text:style-name="P9"/>
      <text:p text:style-name="P9">Em média, cada motorista percorreu [KM_MEDIA] km.</text:p>
      <text:p text:style-name="P9"/>
      <text:p text:style-name="P9"/>
      <text:p text:style-name="P11"/>
      <text:p text:style-name="P26"><text:span text:style-name="T3"/></text:p>
      <text:p text:style-name="P14"><text:span text:style-name="T3">Dados de Km </text:span><text:span text:style-name="T5">Rodados</text:span><text:span text:style-name="T3"> </text:span><text:span text:style-name="T4">por centro </text:span><text:span text:style-name="T3">em [ANO]</text:span></text:p>
      <text:p text:style-name="P7"/>
      <table:table table:name="TABELA_KM_CENTRO" table:style-name="TABELA_5f_KM_5f_CENTRO">
        <table:table-column table:style-name="TABELA_5f_KM_5f_CENTRO.A"/>
        <table:table-column table:style-name="TABELA_5f_KM_5f_CENTRO.B" table:number-columns-repeated="7"/>
        <table:table-column table:style-name="TABELA_5f_KM_5f_CENTRO.I"/>
        <table:table-column table:style-name="TABELA_5f_KM_5f_CENTRO.B" table:number-columns-repeated="4"/>
        <table:table-column table:style-name="TABELA_5f_KM_5f_CENTRO.N"/>
        <table:table-header-rows>
          <table:table-row>
            <table:table-cell table:style-name="TABELA_5f_KM_5f_CENTRO.A1" office:value-type="string">
              <text:p text:style-name="P16">Centro</text:p>
            </table:table-cell>
            <table:table-cell table:style-name="TABELA_5f_KM_5f_CENTRO.A1" office:value-type="string">
              <text:p text:style-name="P17">Jan.</text:p>
            </table:table-cell>
            <table:table-cell table:style-name="TABELA_5f_KM_5f_CENTRO.A1" office:value-type="string">
              <text:p text:style-name="P17">Fev.</text:p>
            </table:table-cell>
            <table:table-cell table:style-name="TABELA_5f_KM_5f_CENTRO.A1" office:value-type="string">
              <text:p text:style-name="P17">Mar.</text:p>
            </table:table-cell>
            <table:table-cell table:style-name="TABELA_5f_KM_5f_CENTRO.A1" office:value-type="string">
              <text:p text:style-name="P17">Abr.</text:p>
            </table:table-cell>
            <table:table-cell table:style-name="TABELA_5f_KM_5f_CENTRO.A1" office:value-type="string">
              <text:p text:style-name="P17">Maio</text:p>
            </table:table-cell>
            <table:table-cell table:style-name="TABELA_5f_KM_5f_CENTRO.A1" office:value-type="string">
              <text:p text:style-name="P17">Jun.</text:p>
            </table:table-cell>
            <table:table-cell table:style-name="TABELA_5f_KM_5f_CENTRO.A1" office:value-type="string">
              <text:p text:style-name="P17">Jul.</text:p>
            </table:table-cell>
            <table:table-cell table:style-name="TABELA_5f_KM_5f_CENTRO.A1" office:value-type="string">
              <text:p text:style-name="P17">Ago.</text:p>
            </table:table-cell>
            <table:table-cell table:style-name="TABELA_5f_KM_5f_CENTRO.A1" office:value-type="string">
              <text:p text:style-name="P17">Set.</text:p>
            </table:table-cell>
            <table:table-cell table:style-name="TABELA_5f_KM_5f_CENTRO.A1" office:value-type="string">
              <text:p text:style-name="P19">Out.</text:p>
            </table:table-cell>
            <table:table-cell table:style-name="TABELA_5f_KM_5f_CENTRO.A1" office:value-type="string">
              <text:p text:style-name="P19">Nov.</text:p>
            </table:table-cell>
            <table:table-cell table:style-name="TABELA_5f_KM_5f_CENTRO.A1" office:value-type="string">
              <text:p text:style-name="P19">Dez.</text:p>
            </table:table-cell>
            <table:table-cell table:style-name="TABELA_5f_KM_5f_CENTRO.N1" office:value-type="string">
              <text:p text:style-name="P19">Total</text:p>
            </table:table-cell>
          </table:table-row>
          <table:table-row>
            <table:table-cell table:style-name="TABELA_5f_KM_5f_CENTRO.A2" office:value-type="string">
              <text:p text:style-name="P18">[NOME]</text:p>
            </table:table-cell>
            <table:table-cell table:style-name="TABELA_5f_KM_5f_CENTRO.A2" office:value-type="string">
              <text:p text:style-name="P23">[1]</text:p>
            </table:table-cell>
            <table:table-cell table:style-name="TABELA_5f_KM_5f_CENTRO.A2" office:value-type="string">
              <text:p text:style-name="P25">[2]</text:p>
            </table:table-cell>
            <table:table-cell table:style-name="TABELA_5f_KM_5f_CENTRO.A2" office:value-type="string">
              <text:p text:style-name="P25">[3]</text:p>
            </table:table-cell>
            <table:table-cell table:style-name="TABELA_5f_KM_5f_CENTRO.A2" office:value-type="string">
              <text:p text:style-name="P25">[4]</text:p>
            </table:table-cell>
            <table:table-cell table:style-name="TABELA_5f_KM_5f_CENTRO.A2" office:value-type="string">
              <text:p text:style-name="P25">[5]</text:p>
            </table:table-cell>
            <table:table-cell table:style-name="TABELA_5f_KM_5f_CENTRO.A2" office:value-type="string">
              <text:p text:style-name="P25">[6]</text:p>
            </table:table-cell>
            <table:table-cell table:style-name="TABELA_5f_KM_5f_CENTRO.A2" office:value-type="string">
              <text:p text:style-name="P25">[7]</text:p>
            </table:table-cell>
            <table:table-cell table:style-name="TABELA_5f_KM_5f_CENTRO.A2" office:value-type="string">
              <text:p text:style-name="P25">[8]</text:p>
            </table:table-cell>
            <table:table-cell table:style-name="TABELA_5f_KM_5f_CENTRO.A2" office:value-type="string">
              <text:p text:style-name="P25">[9]</text:p>
            </table:table-cell>
            <table:table-cell table:style-name="TABELA_5f_KM_5f_CENTRO.A2" office:value-type="string">
              <text:p text:style-name="P25">[10]</text:p>
            </table:table-cell>
            <table:table-cell table:style-name="TABELA_5f_KM_5f_CENTRO.A2" office:value-type="string">
              <text:p text:style-name="P25">[11]</text:p>
            </table:table-cell>
            <table:table-cell table:style-name="TABELA_5f_KM_5f_CENTRO.A2" office:value-type="string">
              <text:p text:style-name="P25">[12]</text:p>
            </table:table-cell>
            <table:table-cell table:style-name="TABELA_5f_KM_5f_CENTRO.N2" office:value-type="string">
              <text:p text:style-name="P25">[TOTAL]</text:p>
            </table:table-cell>
          </table:table-row>
        </table:table-header-rows>
        <table:table-row>
          <table:table-cell table:style-name="TABELA_5f_KM_5f_CENTRO.A3" office:value-type="string">
            <text:p text:style-name="P18">[NOME]</text:p>
          </table:table-cell>
          <table:table-cell table:style-name="TABELA_5f_KM_5f_CENTRO.A3" office:value-type="string">
            <text:p text:style-name="P24">[1]</text:p>
          </table:table-cell>
          <table:table-cell table:style-name="TABELA_5f_KM_5f_CENTRO.A3" office:value-type="string">
            <text:p text:style-name="P25">[2]</text:p>
          </table:table-cell>
          <table:table-cell table:style-name="TABELA_5f_KM_5f_CENTRO.A3" office:value-type="string">
            <text:p text:style-name="P25">[3]</text:p>
          </table:table-cell>
          <table:table-cell table:style-name="TABELA_5f_KM_5f_CENTRO.A3" office:value-type="string">
            <text:p text:style-name="P25">[4]</text:p>
          </table:table-cell>
          <table:table-cell table:style-name="TABELA_5f_KM_5f_CENTRO.A3" office:value-type="string">
            <text:p text:style-name="P25">[5]</text:p>
          </table:table-cell>
          <table:table-cell table:style-name="TABELA_5f_KM_5f_CENTRO.A3" office:value-type="string">
            <text:p text:style-name="P25">[6]</text:p>
          </table:table-cell>
          <table:table-cell table:style-name="TABELA_5f_KM_5f_CENTRO.A3" office:value-type="string">
            <text:p text:style-name="P25">[7]</text:p>
          </table:table-cell>
          <table:table-cell table:style-name="TABELA_5f_KM_5f_CENTRO.A3" office:value-type="string">
            <text:p text:style-name="P25">[8]</text:p>
          </table:table-cell>
          <table:table-cell table:style-name="TABELA_5f_KM_5f_CENTRO.A3" office:value-type="string">
            <text:p text:style-name="P25">[9]</text:p>
          </table:table-cell>
          <table:table-cell table:style-name="TABELA_5f_KM_5f_CENTRO.A3" office:value-type="string">
            <text:p text:style-name="P25">[10]</text:p>
          </table:table-cell>
          <table:table-cell table:style-name="TABELA_5f_KM_5f_CENTRO.A3" office:value-type="string">
            <text:p text:style-name="P25">[11]</text:p>
          </table:table-cell>
          <table:table-cell table:style-name="TABELA_5f_KM_5f_CENTRO.A3" office:value-type="string">
            <text:p text:style-name="P25">[12]</text:p>
          </table:table-cell>
          <table:table-cell table:style-name="TABELA_5f_KM_5f_CENTRO.N3" office:value-type="string">
            <text:p text:style-name="P25">[TOTAL]</text:p>
          </table:table-cell>
        </table:table-row>
      </table:table>
      <table:table table:name="C_KM_TOTAL" table:style-name="C_5f_KM_5f_TOTAL">
        <table:table-column table:style-name="C_5f_KM_5f_TOTAL.A"/>
        <table:table-column table:style-name="C_5f_KM_5f_TOTAL.B" table:number-columns-repeated="12"/>
        <table:table-column table:style-name="C_5f_KM_5f_TOTAL.N"/>
        <table:table-header-rows>
          <table:table-row>
            <table:table-cell table:style-name="C_5f_KM_5f_TOTAL.A1" office:value-type="string">
              <text:p text:style-name="P20">Total</text:p>
            </table:table-cell>
            <table:table-cell table:style-name="C_5f_KM_5f_TOTAL.A1" office:value-type="string">
              <text:p text:style-name="P21">[1]</text:p>
            </table:table-cell>
            <table:table-cell table:style-name="C_5f_KM_5f_TOTAL.A1" office:value-type="string">
              <text:p text:style-name="P21">[2]</text:p>
            </table:table-cell>
            <table:table-cell table:style-name="C_5f_KM_5f_TOTAL.A1" office:value-type="string">
              <text:p text:style-name="P21">[3]</text:p>
            </table:table-cell>
            <table:table-cell table:style-name="C_5f_KM_5f_TOTAL.A1" office:value-type="string">
              <text:p text:style-name="P21">[4]</text:p>
            </table:table-cell>
            <table:table-cell table:style-name="C_5f_KM_5f_TOTAL.A1" office:value-type="string">
              <text:p text:style-name="P21">[5]</text:p>
            </table:table-cell>
            <table:table-cell table:style-name="C_5f_KM_5f_TOTAL.A1" office:value-type="string">
              <text:p text:style-name="P21">[6]</text:p>
            </table:table-cell>
            <table:table-cell table:style-name="C_5f_KM_5f_TOTAL.A1" office:value-type="string">
              <text:p text:style-name="P21">[7]</text:p>
            </table:table-cell>
            <table:table-cell table:style-name="C_5f_KM_5f_TOTAL.A1" office:value-type="string">
              <text:p text:style-name="P21">[<text:span text:style-name="T13">8</text:span>]</text:p>
            </table:table-cell>
            <table:table-cell table:style-name="C_5f_KM_5f_TOTAL.A1" office:value-type="string">
              <text:p text:style-name="P21">[9]</text:p>
            </table:table-cell>
            <table:table-cell table:style-name="C_5f_KM_5f_TOTAL.A1" office:value-type="string">
              <text:p text:style-name="P21">[10]</text:p>
            </table:table-cell>
            <table:table-cell table:style-name="C_5f_KM_5f_TOTAL.A1" office:value-type="string">
              <text:p text:style-name="P21">[11]</text:p>
            </table:table-cell>
            <table:table-cell table:style-name="C_5f_KM_5f_TOTAL.A1" office:value-type="string">
              <text:p text:style-name="P21">[12]</text:p>
            </table:table-cell>
            <table:table-cell table:style-name="C_5f_KM_5f_TOTAL.N1" office:value-type="string">
              <text:p text:style-name="P22">[TOTAL]</text:p>
            </table:table-cell>
          </table:table-row>
        </table:table-header-rows>
      </table:table>
      <text:p text:style-name="P4"/>
      <text:p text:style-name="P5"/>
      <text:p text:style-name="P15"><text:span text:style-name="T3">Dados de Km </text:span><text:span text:style-name="T5">Rodados</text:span><text:span text:style-name="T3"> </text:span><text:span text:style-name="T4">por motorista </text:span><text:span text:style-name="T3">em [ANO]</text:span></text:p>
      <text:p text:style-name="P27"><text:span text:style-name="T6"/></text:p>
      <table:table table:name="TABELA_KM_MOTORISTA" table:style-name="TABELA_5f_KM_5f_MOTORISTA">
        <table:table-column table:style-name="TABELA_5f_KM_5f_MOTORISTA.A"/>
        <table:table-column table:style-name="TABELA_5f_KM_5f_MOTORISTA.B" table:number-columns-repeated="12"/>
        <table:table-column table:style-name="TABELA_5f_KM_5f_MOTORISTA.N"/>
        <table:table-header-rows>
          <table:table-row>
            <table:table-cell table:style-name="TABELA_5f_KM_5f_MOTORISTA.A1" office:value-type="string">
              <text:p text:style-name="P28"><text:span text:style-name="T9">Nome</text:span></text:p>
            </table:table-cell>
            <table:table-cell table:style-name="TABELA_5f_KM_5f_MOTORISTA.A1" office:value-type="string">
              <text:p text:style-name="P29"><text:span text:style-name="T9">Jan.</text:span></text:p>
            </table:table-cell>
            <table:table-cell table:style-name="TABELA_5f_KM_5f_MOTORISTA.A1" office:value-type="string">
              <text:p text:style-name="P29"><text:span text:style-name="T9">Fev.</text:span></text:p>
            </table:table-cell>
            <table:table-cell table:style-name="TABELA_5f_KM_5f_MOTORISTA.A1" office:value-type="string">
              <text:p text:style-name="P29"><text:span text:style-name="T9">Mar.</text:span></text:p>
            </table:table-cell>
            <table:table-cell table:style-name="TABELA_5f_KM_5f_MOTORISTA.A1" office:value-type="string">
              <text:p text:style-name="P29"><text:span text:style-name="T9">Abr.</text:span></text:p>
            </table:table-cell>
            <table:table-cell table:style-name="TABELA_5f_KM_5f_MOTORISTA.A1" office:value-type="string">
              <text:p text:style-name="P29"><text:span text:style-name="T9">Maio</text:span></text:p>
            </table:table-cell>
            <table:table-cell table:style-name="TABELA_5f_KM_5f_MOTORISTA.A1" office:value-type="string">
              <text:p text:style-name="P29"><text:span text:style-name="T9">Jun.</text:span></text:p>
            </table:table-cell>
            <table:table-cell table:style-name="TABELA_5f_KM_5f_MOTORISTA.A1" office:value-type="string">
              <text:p text:style-name="P29"><text:span text:style-name="T9">Jul.</text:span></text:p>
            </table:table-cell>
            <table:table-cell table:style-name="TABELA_5f_KM_5f_MOTORISTA.A1" office:value-type="string">
              <text:p text:style-name="P29"><text:span text:style-name="T9">Ago.</text:span></text:p>
            </table:table-cell>
            <table:table-cell table:style-name="TABELA_5f_KM_5f_MOTORISTA.A1" office:value-type="string">
              <text:p text:style-name="P29"><text:span text:style-name="T9">Set.</text:span></text:p>
            </table:table-cell>
            <table:table-cell table:style-name="TABELA_5f_KM_5f_MOTORISTA.A1" office:value-type="string">
              <text:p text:style-name="P29"><text:span text:style-name="T9">Out.</text:span></text:p>
            </table:table-cell>
            <table:table-cell table:style-name="TABELA_5f_KM_5f_MOTORISTA.A1" office:value-type="string">
              <text:p text:style-name="P29"><text:span text:style-name="T9">Nov.</text:span></text:p>
            </table:table-cell>
            <table:table-cell table:style-name="TABELA_5f_KM_5f_MOTORISTA.A1" office:value-type="string">
              <text:p text:style-name="P29"><text:span text:style-name="T9">Dez.</text:span></text:p>
            </table:table-cell>
            <table:table-cell table:style-name="TABELA_5f_KM_5f_MOTORISTA.N1" office:value-type="string">
              <text:p text:style-name="P29"><text:span text:style-name="T9">Total</text:span></text:p>
            </table:table-cell>
          </table:table-row>
        </table:table-header-rows>
        <table:table-row>
          <table:table-cell table:style-name="TABELA_5f_KM_5f_MOTORISTA.A2" office:value-type="string">
            <text:p text:style-name="P32"><text:span text:style-name="T8">[NOME]</text:span></text:p>
          </table:table-cell>
          <table:table-cell table:style-name="TABELA_5f_KM_5f_MOTORISTA.A2" office:value-type="string">
            <text:p text:style-name="P33"><text:span text:style-name="T10">[1]</text:span></text:p>
          </table:table-cell>
          <table:table-cell table:style-name="TABELA_5f_KM_5f_MOTORISTA.A2" office:value-type="string">
            <text:p text:style-name="P33"><text:span text:style-name="T10">[2]</text:span></text:p>
          </table:table-cell>
          <table:table-cell table:style-name="TABELA_5f_KM_5f_MOTORISTA.A2" office:value-type="string">
            <text:p text:style-name="P33"><text:span text:style-name="T10">[3]</text:span></text:p>
          </table:table-cell>
          <table:table-cell table:style-name="TABELA_5f_KM_5f_MOTORISTA.A2" office:value-type="string">
            <text:p text:style-name="P34"><text:span text:style-name="T9">[4]</text:span></text:p>
          </table:table-cell>
          <table:table-cell table:style-name="TABELA_5f_KM_5f_MOTORISTA.A2" office:value-type="string">
            <text:p text:style-name="P35"><text:span text:style-name="T11">[5]</text:span></text:p>
          </table:table-cell>
          <table:table-cell table:style-name="TABELA_5f_KM_5f_MOTORISTA.A2" office:value-type="string">
            <text:p text:style-name="P33"><text:span text:style-name="T10">[6]</text:span></text:p>
          </table:table-cell>
          <table:table-cell table:style-name="TABELA_5f_KM_5f_MOTORISTA.A2" office:value-type="string">
            <text:p text:style-name="P33"><text:span text:style-name="T10">[7]</text:span></text:p>
          </table:table-cell>
          <table:table-cell table:style-name="TABELA_5f_KM_5f_MOTORISTA.A2" office:value-type="string">
            <text:p text:style-name="P33"><text:span text:style-name="T10">[8]</text:span></text:p>
          </table:table-cell>
          <table:table-cell table:style-name="TABELA_5f_KM_5f_MOTORISTA.A2" office:value-type="string">
            <text:p text:style-name="P33"><text:span text:style-name="T10">[9]</text:span></text:p>
          </table:table-cell>
          <table:table-cell table:style-name="TABELA_5f_KM_5f_MOTORISTA.A2" office:value-type="string">
            <text:p text:style-name="P33"><text:span text:style-name="T10">[10]</text:span></text:p>
          </table:table-cell>
          <table:table-cell table:style-name="TABELA_5f_KM_5f_MOTORISTA.A2" office:value-type="string">
            <text:p text:style-name="P33"><text:span text:style-name="T10">[11]</text:span></text:p>
          </table:table-cell>
          <table:table-cell table:style-name="TABELA_5f_KM_5f_MOTORISTA.A2" office:value-type="string">
            <text:p text:style-name="P33"><text:span text:style-name="T10">[12]</text:span></text:p>
          </table:table-cell>
          <table:table-cell table:style-name="TABELA_5f_KM_5f_MOTORISTA.N2" office:value-type="string">
            <text:p text:style-name="P31"><text:span text:style-name="T12">[TOTAL]</text:span></text:p>
          </table:table-cell>
        </table:table-row>
        <table:table-row>
          <table:table-cell table:style-name="TABELA_5f_KM_5f_MOTORISTA.A3" office:value-type="string">
            <text:p text:style-name="P32"><text:span text:style-name="T8">[NOME]</text:span></text:p>
          </table:table-cell>
          <table:table-cell table:style-name="TABELA_5f_KM_5f_MOTORISTA.A3" office:value-type="string">
            <text:p text:style-name="P33"><text:span text:style-name="T10">[1]</text:span></text:p>
          </table:table-cell>
          <table:table-cell table:style-name="TABELA_5f_KM_5f_MOTORISTA.A3" office:value-type="string">
            <text:p text:style-name="P33"><text:span text:style-name="T10">[2]</text:span></text:p>
          </table:table-cell>
          <table:table-cell table:style-name="TABELA_5f_KM_5f_MOTORISTA.A3" office:value-type="string">
            <text:p text:style-name="P33"><text:span text:style-name="T10">[3]</text:span></text:p>
          </table:table-cell>
          <table:table-cell table:style-name="TABELA_5f_KM_5f_MOTORISTA.A3" office:value-type="string">
            <text:p text:style-name="P34"><text:span text:style-name="T9">[4]</text:span></text:p>
          </table:table-cell>
          <table:table-cell table:style-name="TABELA_5f_KM_5f_MOTORISTA.A3" office:value-type="string">
            <text:p text:style-name="P35"><text:span text:style-name="T11">[5]</text:span></text:p>
          </table:table-cell>
          <table:table-cell table:style-name="TABELA_5f_KM_5f_MOTORISTA.A3" office:value-type="string">
            <text:p text:style-name="P33"><text:span text:style-name="T10">[6]</text:span></text:p>
          </table:table-cell>
          <table:table-cell table:style-name="TABELA_5f_KM_5f_MOTORISTA.A3" office:value-type="string">
            <text:p text:style-name="P33"><text:span text:style-name="T10">[7]</text:span></text:p>
          </table:table-cell>
          <table:table-cell table:style-name="TABELA_5f_KM_5f_MOTORISTA.A3" office:value-type="string">
            <text:p text:style-name="P33"><text:span text:style-name="T10">[8]</text:span></text:p>
          </table:table-cell>
          <table:table-cell table:style-name="TABELA_5f_KM_5f_MOTORISTA.A3" office:value-type="string">
            <text:p text:style-name="P33"><text:span text:style-name="T10">[9]</text:span></text:p>
          </table:table-cell>
          <table:table-cell table:style-name="TABELA_5f_KM_5f_MOTORISTA.A3" office:value-type="string">
            <text:p text:style-name="P33"><text:span text:style-name="T10">[10]</text:span></text:p>
          </table:table-cell>
          <table:table-cell table:style-name="TABELA_5f_KM_5f_MOTORISTA.A3" office:value-type="string">
            <text:p text:style-name="P33"><text:span text:style-name="T10">[11]</text:span></text:p>
          </table:table-cell>
          <table:table-cell table:style-name="TABELA_5f_KM_5f_MOTORISTA.A3" office:value-type="string">
            <text:p text:style-name="P33"><text:span text:style-name="T10">[12]</text:span></text:p>
          </table:table-cell>
          <table:table-cell table:style-name="TABELA_5f_KM_5f_MOTORISTA.N3" office:value-type="string">
            <text:p text:style-name="P30"><text:span text:style-name="T10">[TOTAL]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ucidasans" svg:font-family="Lucidasans"/>
    <style:font-face style:name="OpenSymbol" svg:font-family="OpenSymbol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font-name-asian="DejaVu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Bitstream Vera Serif" fo:font-size="12pt" fo:language="en" fo:country="GB" style:font-name-asian="Bitstream Vera Sans1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dpis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Lucidasans"/>
    </style:style>
    <style:style style:name="Illustration" style:family="paragraph" style:parent-style-name="Caption" style:class="extra"/>
    <style:style style:name="Image" style:family="paragraph" style:parent-style-name="Caption"/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Figure" style:family="paragraph" style:parent-style-name="Caption"/>
    <style:style style:name="Illustration_20__28_user_29_" style:display-name="Illustration (user)" style:family="paragraph" style:parent-style-name="Caption"/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f1724" officeooo:paragraph-rsid="001f1724"/>
    </style:style>
    <style:style style:name="MP2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35cm solid #000000" fo:border-left="none" fo:border-right="none" fo:padding-top="0cm" fo:padding-bottom="0.101cm" fo:padding-left="0cm" fo:padding-right="0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3cm" fo:margin-bottom="2cm" fo:margin-left="2cm" fo:margin-right="3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35cm solid #000000" fo:border-left="none" fo:border-right="none" fo:padding-top="0cm" fo:padding-bottom="0.101cm" fo:padding-left="0cm" fo:padding-right="0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CABECALHO" text:anchor-type="as-char" svg:width="15.381cm" svg:height="2.681cm" draw:z-index="0"><draw:image xlink:href="Pictures/20000002000001B40000004C2016B3DF.eps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  <style:master-page style:name="Landscape" style:page-layout-name="Mpm3"/>
    <style:master-page style:name="Paisagem_20_personalizada" style:display-name="Paisagem personalizada" style:page-layout-name="Mpm4">
      <style:header>
        <text:p text:style-name="MP2"><draw:frame draw:style-name="Mfr1" draw:name="figura2" text:anchor-type="as-char" svg:width="15.381cm" svg:height="2.681cm" draw:z-index="2"><draw:image xlink:href="Pictures/20000002000001B40000004C2016B3DF.eps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Relatório de quilometragem</dc:title>
    <meta:initial-creator>Hugo Maia Vieira</meta:initial-creator>
    <meta:creation-date>2010-12-07T15:51:17</meta:creation-date>
    <dc:language>en-GB</dc:language>
    <meta:editing-cycles>82</meta:editing-cycles>
    <meta:editing-duration>PT13H00M13S</meta:editing-duration>
    <meta:keyword>relatório</meta:keyword>
    <meta:keyword>quilometragem</meta:keyword>
    <dc:date>2010-12-10T11:03:08</dc:date>
    <dc:creator>Hugo Maia Vieira</dc:creator>
    <meta:document-statistic meta:table-count="3" meta:image-count="2" meta:object-count="0" meta:page-count="4" meta:paragraph-count="108" meta:word-count="135" meta:character-count="620"/>
    <meta:user-defined meta:name="Info 1"/>
    <meta:user-defined meta:name="Info 2"/>
    <meta:user-defined meta:name="Info 3"/>
    <meta:user-defined meta:name="Info 4"/>
  </office:meta>
</office:document-meta>
</file>